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1898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LA MOEMA HARTSTEIN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LIO TROIS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HRISTIAN FELTRIN FLORES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LEBER FELISBERTO DE ANDRADE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ER NICOLETTI MATHIAS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GARDO GUSTAVO FERNÁNDEZ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ANO LUIZ ZIMMERMANN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RNANDO PIRES BARBOS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LAIDSON GUERR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ONCALO CANABARRO DE MORAES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ITAMAR DE CARVALHO PEREIR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ULIO RICARDO SILVEIR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ANDRO MARCIO DA ROS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DSON WITTE DA SILV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CEZAR PINTO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DIDONET DEL FABRO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URO GARCIA ANGONESI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SICLEI APARECIDA C.LAUERMANN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LVIA POZZEBON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ANESSA GINDRI VIEIRA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ICIUS JACQUES GARCIA</text:p>
          </table:table-cell>
          <table:table-cell office:value-type="float" office:value="1999">
            <text:p>1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8:03</dc:date>
    <meta:document-statistic meta:table-count="1" meta:cell-count="88" meta:object-count="0"/>
    <meta:generator>OpenOffice.org/3.4.1$Unix OpenOffice.org_project/341m1$Build-9593</meta:generator>
  </office:meta>
</office:document-meta>
</file>